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b8c6" officeooo:paragraph-rsid="0013b8c6"/>
    </style:style>
    <style:style style:name="P2" style:family="paragraph" style:parent-style-name="Standard">
      <style:paragraph-properties fo:text-align="center" style:justify-single-word="false"/>
      <style:text-properties officeooo:rsid="0013b8c6" officeooo:paragraph-rsid="0013b8c6"/>
    </style:style>
    <style:style style:name="P3" style:family="paragraph" style:parent-style-name="Standard">
      <style:text-properties fo:font-style="italic" officeooo:rsid="0013b8c6" officeooo:paragraph-rsid="0013b8c6" style:font-style-asian="italic" style:font-style-complex="italic"/>
    </style:style>
    <style:style style:name="P4" style:family="paragraph" style:parent-style-name="Standard">
      <style:text-properties officeooo:rsid="0014f35f" officeooo:paragraph-rsid="0014f35f"/>
    </style:style>
    <style:style style:name="P5" style:family="paragraph" style:parent-style-name="Standard">
      <style:text-properties officeooo:rsid="001570c6" officeooo:paragraph-rsid="001570c6"/>
    </style:style>
    <style:style style:name="P6" style:family="paragraph" style:parent-style-name="Standard">
      <style:text-properties officeooo:rsid="00157599" officeooo:paragraph-rsid="00157599"/>
    </style:style>
    <style:style style:name="P7" style:family="paragraph" style:parent-style-name="Standard">
      <style:text-properties officeooo:rsid="00157599" officeooo:paragraph-rsid="0014f35f"/>
    </style:style>
    <style:style style:name="P8" style:family="paragraph" style:parent-style-name="Standard">
      <style:text-properties officeooo:rsid="001666b1" officeooo:paragraph-rsid="001666b1"/>
    </style:style>
    <style:style style:name="P9" style:family="paragraph" style:parent-style-name="Standard">
      <style:text-properties fo:font-size="10pt" officeooo:rsid="0014f35f" officeooo:paragraph-rsid="0014f35f" style:font-size-asian="10pt" style:font-size-complex="10pt"/>
    </style:style>
    <style:style style:name="P10" style:family="paragraph" style:parent-style-name="Standard">
      <style:text-properties fo:font-size="10pt" officeooo:rsid="0014f35f" officeooo:paragraph-rsid="001eb74f" style:font-size-asian="10pt" style:font-size-complex="10pt"/>
    </style:style>
    <style:style style:name="P11" style:family="paragraph" style:parent-style-name="Standard">
      <style:text-properties fo:font-size="10pt" fo:font-weight="bold" officeooo:rsid="0014f35f" officeooo:paragraph-rsid="0014f35f" style:font-size-asian="10pt" style:font-weight-asian="bold" style:font-size-complex="10pt" style:font-weight-complex="bold"/>
    </style:style>
    <style:style style:name="P12" style:family="paragraph" style:parent-style-name="Standard">
      <style:text-properties officeooo:paragraph-rsid="001733cb"/>
    </style:style>
    <style:style style:name="P13" style:family="paragraph" style:parent-style-name="Standard">
      <style:text-properties fo:font-size="8pt" officeooo:rsid="001cdb5c" officeooo:paragraph-rsid="001cdb5c" style:font-size-asian="8pt" style:font-size-complex="8pt"/>
    </style:style>
    <style:style style:name="P14" style:family="paragraph" style:parent-style-name="Standard">
      <style:text-properties fo:font-size="8pt" officeooo:rsid="001eb74f" officeooo:paragraph-rsid="001eb74f" style:font-size-asian="8pt" style:font-size-complex="8pt"/>
    </style:style>
    <style:style style:name="P15" style:family="paragraph" style:parent-style-name="Standard">
      <style:text-properties officeooo:rsid="00157599" officeooo:paragraph-rsid="00157599"/>
    </style:style>
    <style:style style:name="P16" style:family="paragraph" style:parent-style-name="Standard">
      <style:text-properties officeooo:rsid="001eb74f" officeooo:paragraph-rsid="001eb74f"/>
    </style:style>
    <style:style style:name="P17" style:family="paragraph" style:parent-style-name="Standard">
      <style:paragraph-properties fo:break-before="page"/>
      <style:text-properties officeooo:rsid="001570c6" officeooo:paragraph-rsid="001570c6"/>
    </style:style>
    <style:style style:name="P18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70c6"/>
    </style:style>
    <style:style style:name="T3" style:family="text">
      <style:text-properties officeooo:rsid="00157599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57599"/>
    </style:style>
    <style:style style:name="T7" style:family="text">
      <style:text-properties officeooo:rsid="001666b1"/>
    </style:style>
    <style:style style:name="T8" style:family="text">
      <style:text-properties officeooo:rsid="001733cb"/>
    </style:style>
    <style:style style:name="T9" style:family="text">
      <style:text-properties officeooo:rsid="001862a1"/>
    </style:style>
    <style:style style:name="T10" style:family="text">
      <style:text-properties officeooo:rsid="001890f7"/>
    </style:style>
    <style:style style:name="T11" style:family="text">
      <style:text-properties officeooo:rsid="001cdb5c"/>
    </style:style>
    <style:style style:name="T12" style:family="text">
      <style:text-properties officeooo:rsid="001eb74f"/>
    </style:style>
    <style:style style:name="T13" style:family="text">
      <style:text-properties fo:font-size="8pt" officeooo:rsid="001eb74f" style:font-size-asian="8pt" style:font-size-complex="8pt"/>
    </style:style>
    <style:style style:name="T14" style:family="text">
      <style:text-properties officeooo:rsid="002007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vatar Logic to Set Theory</text:p>
      <text:p text:style-name="P2">by Sven Nilsen, 2021</text:p>
      <text:p text:style-name="P1"/>
      <text:p text:style-name="P3">In this paper I introduce a method of translating Avatar Logic to Zermelo-Fraenkel Set Theory.</text:p>
      <text:p text:style-name="P1"/>
      <text:p text:style-name="P4">The axioms of Avatar Logic<text:span text:style-name="T5"><text:reference-ref text:reference-format="text" text:ref-name="avatar logic">[1]</text:reference-ref></text:span> might be trans<text:span text:style-name="T2">l</text:span>ated to Zermelo-Fraenkel Set Theory<text:span text:style-name="T5"><text:reference-ref text:reference-format="text" text:ref-name="zermelo-fraenkel set theory">[2]</text:reference-ref></text:span>:</text:p>
      <text:p text:style-name="P4"/>
      <text:p text:style-name="Standard"><text:tab/><text:span text:style-name="T1">(a, b) ∧ b : p ∧ uniq(b)</text:span><text:tab/><text:tab/></text:p>
      <text:p text:style-name="Standard"><text:tab/>(<text:span text:style-name="T9">p, (</text:span>a, b)<text:span text:style-name="T12">)</text:span> ∧ ∃! z { (<text:span text:style-name="T9">p, (</text:span>a, z<text:span text:style-name="T12">)</text:span>) } ∧ ∃! <text:span text:style-name="T10">r</text:span> { (<text:span text:style-name="T10">r, (</text:span>a, <text:span text:style-name="T8">b</text:span>)<text:span text:style-name="T12">)</text:span> }</text:p>
      <text:p text:style-name="Standard"/>
      <text:p text:style-name="Standard"><text:tab/><text:span text:style-name="T1">(a, q'(b)) ∧ q'(b) : p</text:span></text:p>
      <text:p text:style-name="P12"><text:tab/>(<text:span text:style-name="T9">p, (</text:span>a, <text:span text:style-name="T9">(q, b)</text:span>)<text:span text:style-name="T12">)</text:span> ∧ ∀ x { ∃! z { (<text:span text:style-name="T9">p, (</text:span>a, <text:span text:style-name="T9">(z, x)</text:span>)<text:span text:style-name="T12">)</text:span> } } ∧ ∃! <text:span text:style-name="T8">r</text:span> { (<text:span text:style-name="T9">r, (</text:span>a, <text:span text:style-name="T9">(q, b)</text:span>)<text:span text:style-name="T12">)</text:span> }</text:p>
      <text:p text:style-name="P1"/>
      <text:p text:style-name="P16">Instead of predicates e.g. `p(a, b)`, a pair used instead `(p, (a, b))` to avoid Second-Order Logic<text:span text:style-name="T6"><text:reference-ref text:reference-format="text" text:ref-name="second-order logic">[3]</text:reference-ref></text:span>.</text:p>
      <text:p text:style-name="P6"/>
      <text:p text:style-name="P6">Translation must happen for every relation, otherwise it would require extending<text:line-break/>Second-Order Logic<text:span text:style-name="T5"><text:reference-ref text:reference-format="text" text:ref-name="second-order logic">[3]</text:reference-ref></text:span> with tuples, roles and 1-avatars. Per relation requires only First-Order Logic<text:span text:style-name="T5"><text:reference-ref text:reference-format="text" text:ref-name="first-order logic">[4]</text:reference-ref></text:span>.</text:p>
      <text:p text:style-name="P5"/>
      <text:p text:style-name="P5">The translation uses Kuratowski’s definiton<text:span text:style-name="T5"><text:reference-ref text:reference-format="text" text:ref-name="kuratowski's definition">[5]</text:reference-ref></text:span> of an ordered pair `{{x}, {x, y}}` for `x’(y)`.<text:line-break/>This representation is chosen because ordered pairs are not used as arguments in Avatar Logic.</text:p>
      <text:p text:style-name="P5"/>
      <text:p text:style-name="P5">Ordered pairs might also be used without `b : p`, but only to mean `(a, b)` as a binary relation.</text:p>
      <text:p text:style-name="P5"/>
      <text:p text:style-name="P5">The `uniq` predicate <text:span text:style-name="T3">returns `true` for all atomic symbols, plus those 1-avatars that are optionally chosen to be behaving uniquely. Both axioms must be applied when the 1-avatar is unique.</text:span></text:p>
      <text:p text:style-name="P1"/>
      <text:p text:style-name="P16">An expanded version is provided on the next page.</text:p>
      <text:p text:style-name="P17">In expanded form <text:span text:style-name="T7">limited </text:span>to quantifiers `∀, ∃`, connectives `=&gt;, =, ∈, ∨, ∧`, negation `¬`:</text:p>
      <text:p text:style-name="P1"/>
      <text:p text:style-name="P11"><text:tab/>(a, b) ∧ b : p ∧ uniq(b)</text:p>
      <text:p text:style-name="P10"><text:tab/><text:span text:style-name="T13">∃ x1 { x1 ∈ _k1 =&gt; ∀ x2 { x2 ∈ _k1 =&gt; x2 = a ∨ x2 = x1 } ∧ ∀ x3 { x3 ∈ x1 =&gt; x3 = a ∨ x3 = b } } ∧ </text:span></text:p>
      <text:p text:style-name="P14"><text:tab/>∃ x4 { x4 ∈ _k2 =&gt; ∀ x5 { x5 ∈ _k2 =&gt; x5 = p ∨ x5 = x4 } ∧ ∀ x6 { x6 ∈ x4 =&gt; x6 = p ∨ x6 = _k1 } } ∧ </text:p>
      <text:p text:style-name="P14"><text:tab/>∃ x9 {</text:p>
      <text:p text:style-name="P14"><text:tab/> <text:s/>∃ x10 { x10 ∈ _k3 =&gt; ∀ x11 { x11 ∈ _k3 =&gt; x11 = a ∨ x11 = x10 } ∧ ∀ x12 { x12 ∈ x10 =&gt; x12 = a ∨ x12 = x9 } } ∧ </text:p>
      <text:p text:style-name="P14"><text:tab/> <text:s/>∃ x13 { x13 ∈ _k4 =&gt; ∀ x14 { x14 ∈ _k4 =&gt; x14 = p ∨ x14 = x13 } ∧ ∀ x15 { x15 ∈ x13 =&gt; x15 = p ∨ x15 = _k3 } } ∧ </text:p>
      <text:p text:style-name="P14"><text:tab/> <text:s/>_k4 ∧ ¬∃ x16 {</text:p>
      <text:p text:style-name="P14"><text:tab/> <text:s text:c="3"/>∃ x17 { x17 ∈ _k5 =&gt; ∀ x18 { x18 ∈ _k5 =&gt; x18 = a ∨ x18 = x17 } ∧ ∀ x19 { x19 ∈ x17 =&gt; x19 = a ∨ x19 = x16 } } ∧ </text:p>
      <text:p text:style-name="P14"><text:tab/> <text:s text:c="3"/>∃ x20 { x20 ∈ _k6 =&gt; ∀ x21 { x21 ∈ _k6 =&gt; x21 = p ∨ x21 = x20 } ∧ ∀ x22 { x22 ∈ x20 =&gt; x22 = p ∨ x22 = _k5 } } ∧ </text:p>
      <text:p text:style-name="P14"><text:tab/> <text:s text:c="3"/>_k6 ∧ ¬x9 = x16</text:p>
      <text:p text:style-name="P14"><text:tab/> <text:s/>}</text:p>
      <text:p text:style-name="P14"><text:tab/>} ∧ </text:p>
      <text:p text:style-name="P14"><text:tab/>∃ x25 {</text:p>
      <text:p text:style-name="P14"><text:tab/> <text:s/>∃ x26 { x26 ∈ _k7 =&gt; ∀ x27 { x27 ∈ _k7 =&gt; x27 = a ∨ x27 = x26 } ∧ ∀ x28 { x28 ∈ x26 =&gt; x28 = a ∨ x28 = b } } ∧ </text:p>
      <text:p text:style-name="P14"><text:tab/> <text:s/>∃ x29 { x29 ∈ _k8 =&gt; ∀ x30 { x30 ∈ _k8 =&gt; x30 = x25 ∨ x30 = x29 } ∧ ∀ x31 { x31 ∈ x29 =&gt; x31 = x25 ∨ x31 = _k7 } } ∧ </text:p>
      <text:p text:style-name="P14"><text:tab/> <text:s/>_k8 ∧ ¬∃ x32 {</text:p>
      <text:p text:style-name="P14"><text:tab/> <text:s text:c="3"/>∃ x33 { x33 ∈ _k9 =&gt; ∀ x34 { x34 ∈ _k9 =&gt; x34 = a ∨ x34 = x33 } ∧ ∀ x35 { x35 ∈ x33 =&gt; x35 = a ∨ x35 = b } } ∧ </text:p>
      <text:p text:style-name="P14"><text:tab/> <text:s text:c="3"/>∃ x36 { x36 ∈ _k10 =&gt; ∀ x37 { x37 ∈ _k10 =&gt; x37 = x32 ∨ x37 = x36 } ∧ ∀ x38 { x38 ∈ x36 =&gt; x38 = x32 ∨ x38 = _k9 } } ∧ </text:p>
      <text:p text:style-name="P14"><text:tab/> <text:s text:c="3"/>_k10 ∧ ¬x25 = x32</text:p>
      <text:p text:style-name="P14"><text:tab/> <text:s/>}</text:p>
      <text:p text:style-name="P14"><text:tab/>}</text:p>
      <text:p text:style-name="P9"/>
      <text:p text:style-name="P9"><text:span text:style-name="T1"><text:tab/>(a, q'(b)) ∧ q'(b) : p</text:span></text:p>
      <text:p text:style-name="P13"><text:tab/>∀ x10 {</text:p>
      <text:p text:style-name="P13"><text:tab/> <text:s/>∃ x13 {</text:p>
      <text:p text:style-name="P13"><text:tab/> <text:s text:c="3"/>∃ x14 { x14 ∈ _k4 =&gt; ∀ x15 { x15 ∈ _k4 =&gt; x15 = x13 ∨ x15 = x14 } ∧ ∀ x16 { x16 ∈ x14 =&gt; x16 = x13 ∨ x16 = x10 } } ∧ </text:p>
      <text:p text:style-name="P13"><text:tab/> <text:s text:c="3"/>∃ x17 { x17 ∈ _k5 =&gt; ∀ x18 { x18 ∈ _k5 =&gt; x18 = a ∨ x18 = x17 } ∧ ∀ x19 { x19 ∈ x17 =&gt; x19 = a ∨ x19 = _k4 } } ∧ </text:p>
      <text:p text:style-name="P13"><text:tab/> <text:s text:c="3"/>∃ x20 { x20 ∈ _k6 =&gt; ∀ x21 { x21 ∈ _k6 =&gt; x21 = p ∨ x21 = x20 } ∧ ∀ x22 { x22 ∈ x20 =&gt; x22 = p ∨ x22 = _k5 } } ∧ </text:p>
      <text:p text:style-name="P13"><text:tab/> <text:s text:c="3"/>_k6 ∧ ¬∃ x23 {</text:p>
      <text:p text:style-name="P13"><text:tab/> <text:s text:c="5"/>∃ x24 { x24 ∈ _k7 =&gt; ∀ x25 { x25 ∈ _k7 =&gt; x25 = x23 ∨ x25 = x24 } ∧ ∀ x26 { x26 ∈ x24 =&gt; x26 = x23 ∨ x26 = x10 } } ∧ </text:p>
      <text:p text:style-name="P13"><text:tab/> <text:s text:c="5"/>∃ x27 { x27 ∈ _k8 =&gt; ∀ x28 { x28 ∈ _k8 =&gt; x28 = a ∨ x28 = x27 } ∧ ∀ x29 { x29 ∈ x27 =&gt; x29 = a ∨ x29 = _k7 } } ∧ </text:p>
      <text:p text:style-name="P13"><text:tab/> <text:s text:c="5"/>∃ x30 { x30 ∈ _k9 =&gt; ∀ x31 { x31 ∈ _k9 =&gt; x31 = p ∨ x31 = x30 } ∧ ∀ x32 { x32 ∈ x30 =&gt; x32 = p ∨ x32 = _k8 } } ∧ </text:p>
      <text:p text:style-name="P13"><text:tab/> <text:s text:c="5"/>_k9 ∧ ¬x13 = x23</text:p>
      <text:p text:style-name="P13"><text:tab/> <text:s text:c="3"/>}</text:p>
      <text:p text:style-name="P13"><text:tab/> <text:s/>}</text:p>
      <text:p text:style-name="P13"><text:tab/>} ∧ </text:p>
      <text:p text:style-name="P13"><text:tab/>∃ x35 {</text:p>
      <text:p text:style-name="P13"><text:tab/> <text:s/>∃ x36 { x36 ∈ _k10 =&gt; ∀ x37 { x37 ∈ _k10 =&gt; x37 = q ∨ x37 = x36 } ∧ ∀ x38 { x38 ∈ x36 =&gt; x38 = q ∨ x38 = b } } ∧ </text:p>
      <text:p text:style-name="P13"><text:tab/> <text:s/>∃ x39 { x39 ∈ _k11 =&gt; ∀ x40 { x40 ∈ _k11 =&gt; x40 = a ∨ x40 = x39 } ∧ ∀ x41 { x41 ∈ x39 =&gt; x41 = a ∨ x41 = _k10 } } ∧ </text:p>
      <text:p text:style-name="P13"><text:tab/> <text:s/>∃ x42 { x42 ∈ _k12 =&gt; ∀ x43 { x43 ∈ _k12 =&gt; x43 = x35 ∨ x43 = x42 } ∧ ∀ x44 { x44 ∈ x42 =&gt; x44 = x35 ∨ x44 = _k11 } } ∧ </text:p>
      <text:p text:style-name="P13"><text:tab/> <text:s/>_k12 ∧ ¬∃ x45 {</text:p>
      <text:p text:style-name="P13"><text:tab/> <text:s text:c="3"/>∃ x46 { x46 ∈ _k13 =&gt; ∀ x47 { x47 ∈ _k13 =&gt; x47 = q ∨ x47 = x46 } ∧ ∀ x48 { x48 ∈ x46 =&gt; x48 = q ∨ x48 = b } } ∧ </text:p>
      <text:p text:style-name="P13"><text:tab/> <text:s text:c="3"/>∃ x49 { x49 ∈ _k14 =&gt; ∀ x50 { x50 ∈ _k14 =&gt; x50 = a ∨ x50 = x49 } ∧ ∀ x51 { x51 ∈ x49 =&gt; x51 = a ∨ x51 = _k13 } } ∧ </text:p>
      <text:p text:style-name="P13"><text:tab/> <text:s text:c="3"/>∃ x52 { x52 ∈ _k15 =&gt; ∀ x53 { x53 ∈ _k15 =&gt; x53 = x45 ∨ x53 = x52 } ∧ ∀ x54 { x54 ∈ x52 =&gt; x54 = x45 ∨ x54 = _k14 } } ∧ </text:p>
      <text:p text:style-name="P13"><text:tab/> <text:s text:c="3"/>_k15 ∧ ¬x35 = x45</text:p>
      <text:p text:style-name="P13"><text:tab/> <text:s/>}</text:p>
      <text:p text:style-name="P13"><text:tab/>} ∧ </text:p>
      <text:p text:style-name="P13"><text:tab/>∃ x1 { x1 ∈ _k1 =&gt; ∀ x2 { x2 ∈ _k1 =&gt; x2 = q ∨ x2 = x1 } ∧ ∀ x3 { x3 ∈ x1 =&gt; x3 = q ∨ x3 = b } } ∧ </text:p>
      <text:p text:style-name="P13"><text:tab/>∃ x4 { x4 ∈ _k2 =&gt; ∀ x5 { x5 ∈ _k2 =&gt; x5 = a ∨ x5 = x4 } ∧ ∀ x6 { x6 ∈ x4 =&gt; x6 = a ∨ x6 = _k1 } } ∧ </text:p>
      <text:p text:style-name="P13"><text:tab/>∃ x7 { x7 ∈ _k3 =&gt; ∀ x8 { x8 ∈ _k3 =&gt; x8 = p ∨ x8 = x7 } ∧ ∀ x9 { x9 ∈ x7 =&gt; x9 = p ∨ x9 = _k2 } }</text:p>
      <text:p text:style-name="P4"/>
      <text:p text:style-name="P4">The variables starting with underscore e.g. `_<text:span text:style-name="T14">k</text:span>`, are introduced to bind the sub-expressions together.</text:p>
      <text:h text:style-name="P18" text:outline-level="3">References:</text:h>
      <text:p text:style-name="P7"/>
      <text:p text:style-name="P6"><text:reference-mark-start text:name="avatar logic"/>[1]<text:reference-mark-end text:name="avatar logic"/><text:tab/>“Avatar Logic”</text:p>
      <text:p text:style-name="P6"><text:tab/>AdvancedResearch – Summary Page on Avatar Extensions</text:p>
      <text:p text:style-name="P6"><text:tab/><text:a xlink:type="simple" xlink:href="https://advancedresearch.github.io/avatar-extensions/summary.html#avatar-logic" text:style-name="Internet_20_link" text:visited-style-name="Visited_20_Internet_20_Link"><text:span text:style-name="T4">https://advancedresearch.github.io/avatar-extensions/summary.html#avatar-logic</text:span></text:a></text:p>
      <text:p text:style-name="P6"/>
      <text:p text:style-name="P6"><text:reference-mark-start text:name="zermelo-fraenkel set theory"/>[2]<text:reference-mark-end text:name="zermelo-fraenkel set theory"/><text:tab/>“Zermelo-Fraenkel set theory”</text:p>
      <text:p text:style-name="P6"><text:tab/>Wikipedia</text:p>
      <text:p text:style-name="P6"><text:tab/><text:a xlink:type="simple" xlink:href="https://en.wikipedia.org/wiki/Zermelo–Fraenkel_set_theory" text:style-name="Internet_20_link" text:visited-style-name="Visited_20_Internet_20_Link"><text:span text:style-name="T4">https://en.wikipedia.org/wiki/Zermelo%E2%80%93Fraenkel_set_theory</text:span></text:a></text:p>
      <text:p text:style-name="P6"/>
      <text:p text:style-name="P6"><text:reference-mark-start text:name="second-order logic"/>[3]<text:reference-mark-end text:name="second-order logic"/><text:tab/>“Second-order logic”</text:p>
      <text:p text:style-name="P6"><text:tab/>Wikipedia</text:p>
      <text:p text:style-name="P6"><text:tab/><text:a xlink:type="simple" xlink:href="https://en.wikipedia.org/wiki/Second-order_logic" text:style-name="Internet_20_link" text:visited-style-name="Visited_20_Internet_20_Link"><text:span text:style-name="T4">https://en.wikipedia.org/wiki/Second-order_logic</text:span></text:a></text:p>
      <text:p text:style-name="P6"/>
      <text:p text:style-name="P6"><text:reference-mark-start text:name="first-order logic"/>[4]<text:reference-mark-end text:name="first-order logic"/><text:tab/>“First-order logic”</text:p>
      <text:p text:style-name="P6"><text:tab/>Wikipedia</text:p>
      <text:p text:style-name="P6"><text:tab/><text:a xlink:type="simple" xlink:href="https://en.wikipedia.org/wiki/First-order_logic" text:style-name="Internet_20_link" text:visited-style-name="Visited_20_Internet_20_Link"><text:span text:style-name="T4">https://en.wikipedia.org/wiki/First-order_logic</text:span></text:a></text:p>
      <text:p text:style-name="P6"/>
      <text:p text:style-name="P8"><text:reference-mark-start text:name="kuratowski's definition"/>[5]<text:reference-mark-end text:name="kuratowski's definition"/><text:tab/>“Kuratowski’s definition – Ordered pair”</text:p>
      <text:p text:style-name="P8"><text:tab/>Wikipedia</text:p>
      <text:p text:style-name="P8"><text:tab/><text:a xlink:type="simple" xlink:href="https://en.wikipedia.org/wiki/Ordered_pair#Kuratowski's_definition" text:style-name="Internet_20_link" text:visited-style-name="Visited_20_Internet_20_Link"><text:span text:style-name="T4">https://en.wikipedia.org/wiki/Ordered_pair#Kuratowski's_definition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9:11:43.038639000</meta:creation-date>
    <dc:date>2021-05-01T18:35:13.630399000</dc:date>
    <meta:editing-duration>PT20M6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81" meta:word-count="1368" meta:character-count="5147" meta:non-whitespace-character-count="3652"/>
  </office:meta>
</office:document-meta>
</file>